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>
      <style:text-properties style:text-underline-style="none"/>
    </style:style>
    <style:style style:name="ce2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e-temps-0-0-plano" table:style-name="ta1">
        <table:shapes>
          <draw:frame draw:z-index="0" draw:style-name="gr1" draw:text-style-name="P1" svg:width="160mm" svg:height="90mm" svg:x="112.95mm" svg:y="27.35mm">
            <loext:p/>
            <draw:object draw:notify-on-update-of-ranges="'core-temps-0-0-plano'.E1:'core-temps-0-0-plano'.E1 'core-temps-0-0-plano'.E2:'core-temps-0-0-plano'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Apagado)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2:.D2])" office:value-type="float" office:value="91.5" calcext:value-type="float">
            <text:p>91.5</text:p>
          </table:table-cell>
          <table:table-cell/>
          <table:table-cell table:formula="of:=MEDIAN([.A2:.A101])" office:value-type="float" office:value="90" calcext:value-type="float">
            <text:p>90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:.D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:.D4])" office:value-type="float" office:value="90.5" calcext:value-type="float">
            <text:p>90.5</text:p>
          </table:table-cell>
          <table:table-cell/>
          <table:table-cell table:style-name="ce1" table:formula="of:=AVERAGE([.E2:.E100])" office:value-type="float" office:value="90.7272727272727" calcext:value-type="float">
            <text:p>90.72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:.D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6:.D6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:.D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8:.D8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:.D9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0:.D1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1:.D1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2:.D1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3:.D1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4:.D1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5:.D1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6:.D1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7:.D1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8:.D1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9:.D1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0:.D2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1:.D2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2:.D2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3:.D2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24:.D24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5:.D2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26:.D26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7:.D2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8:.D2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9:.D2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0:.D3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1:.D3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2:.D3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3:.D3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34:.D34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5:.D3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6:.D36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7:.D3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38:.D38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9:.D3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0:.D4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1:.D41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2:.D4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3:.D4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4:.D4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5:.D4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6:.D4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7:.D4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48:.D4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9:.D4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50:.D5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1:.D51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2:.D5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3:.D5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MEDIAN([.A54:.D54])"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5:.D55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6:.D56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7:.D5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8:.D5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9:.D5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0:.D6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MEDIAN([.A61:.D61])"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62:.D62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3:.D6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4:.D6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5:.D6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6:.D6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7:.D6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8:.D6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9:.D6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70:.D70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1:.D71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2:.D7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3:.D7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4:.D7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5:.D7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6:.D7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77:.D7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78:.D78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9:.D7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0:.D8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1:.D8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2:.D8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3:.D8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4:.D8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5:.D8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6:.D8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7:.D8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8:.D8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9:.D8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0:.D9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1:.D9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2:.D9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3:.D9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4:.D9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5:.D9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6:.D9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7:.D9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8:.D98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9:.D9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00:.D10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1:.D101])" office:value-type="float" office:value="91" calcext:value-type="float">
            <text:p>91</text:p>
          </table:table-cell>
          <table:table-cell table:number-columns-repeated="5"/>
        </table:table-row>
      </table:table>
      <table:table table:name="core-temps-0-1-plano" table:style-name="ta1">
        <table:shapes>
          <draw:frame draw:z-index="0" draw:style-name="gr1" draw:text-style-name="P1" svg:width="160mm" svg:height="90mm" svg:x="71.49mm" svg:y="27.09mm">
            <loext:p/>
            <draw:object draw:notify-on-update-of-ranges="'core-temps-0-1-plano'.E1:'core-temps-0-1-plano'.E1 'core-temps-0-1-plano'.E2:'core-temps-0-1-plano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Encendido)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:.D2])" office:value-type="float" office:value="91" calcext:value-type="float">
            <text:p>91</text:p>
          </table:table-cell>
          <table:table-cell/>
          <table:table-cell table:formula="of:=MEDIAN([.A2:.A101])" office:value-type="float" office:value="91" calcext:value-type="float">
            <text:p>91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  <table:table-cell table:formula="of:=AVERAGE([.G2:.J2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:.D3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:.D4])" office:value-type="float" office:value="90.5" calcext:value-type="float">
            <text:p>90.5</text:p>
          </table:table-cell>
          <table:table-cell/>
          <table:table-cell table:style-name="ce2" table:formula="of:=AVERAGE([.E2:.E100])" office:value-type="float" office:value="90.9191919191919" calcext:value-type="float">
            <text:p>90.91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:.D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:.D6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:.D7])" office:value-type="float" office:value="92.5" calcext:value-type="float">
            <text:p>92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:.D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:.D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0:.D1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1:.D1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2:.D12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3:.D13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4:.D14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5:.D15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6:.D16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7:.D1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8:.D1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9:.D1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20:.D2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1:.D21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22:.D2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3:.D2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4:.D24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5:.D2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26:.D26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7:.D27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8:.D2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9:.D29])" office:value-type="float" office:value="92.5" calcext:value-type="float">
            <text:p>92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0:.D3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1:.D3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2:.D32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3:.D3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34:.D34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5:.D35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6:.D36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7:.D3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8:.D38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9:.D3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0:.D4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1:.D41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2:.D42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3:.D4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4:.D4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5:.D45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6:.D46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7:.D47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8:.D48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9:.D4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0:.D5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1:.D51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2:.D52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3:.D5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4:.D54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5:.D55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6:.D56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7:.D5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58:.D58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9:.D5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0:.D6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1:.D6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2:.D62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3:.D6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4:.D64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5:.D65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6:.D6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67:.D67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8:.D6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9:.D69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0:.D7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71:.D7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72:.D72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3:.D73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74:.D74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5:.D75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6:.D7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7:.D7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8:.D7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9:.D7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80:.D80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1:.D81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2:.D82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3:.D83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4:.D84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5:.D85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6:.D8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7:.D8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88:.D88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9:.D8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90:.D9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91:.D91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2:.D92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3:.D9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4:.D9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95:.D95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96:.D96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97:.D97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98:.D98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9:.D9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00:.D100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1:.D101])" office:value-type="float" office:value="90.5" calcext:value-type="float">
            <text:p>90.5</text:p>
          </table:table-cell>
          <table:table-cell table:number-columns-repeated="6"/>
        </table:table-row>
      </table:table>
      <table:table table:name="core-temps-1-0-plano" table:style-name="ta1">
        <table:shapes>
          <draw:frame draw:z-index="0" draw:style-name="gr1" draw:text-style-name="P1" svg:width="160mm" svg:height="90mm" svg:x="71.49mm" svg:y="27.09mm">
            <loext:p/>
            <draw:object draw:notify-on-update-of-ranges="'core-temps-1-0-plano'.E1:'core-temps-1-0-plano'.E1 'core-temps-1-0-plano'.E2:'core-temps-1-0-plano'.E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Apagado)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:.D2])" office:value-type="float" office:value="90" calcext:value-type="float">
            <text:p>90</text:p>
          </table:table-cell>
          <table:table-cell/>
          <table:table-cell table:formula="of:=MEDIAN([.A2:.A101])" office:value-type="float" office:value="89" calcext:value-type="float">
            <text:p>89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  <table:table-cell table:formula="of:=AVERAGE([.G2:.J2])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3:.D3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:.D4])" office:value-type="float" office:value="90" calcext:value-type="float">
            <text:p>90</text:p>
          </table:table-cell>
          <table:table-cell/>
          <table:table-cell table:style-name="ce2" table:formula="of:=AVERAGE([.E2:.E100])" office:value-type="float" office:value="90" calcext:value-type="float">
            <text:p>90.00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:.D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:.D6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:.D7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:.D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:.D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0:.D1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1:.D1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2:.D12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3:.D1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4:.D14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5:.D1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6:.D1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7:.D17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8:.D18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9:.D1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0:.D2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21:.D2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2:.D22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3:.D2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24:.D24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5:.D25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6:.D26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7:.D27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28:.D28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9:.D29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0:.D3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1:.D3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2:.D3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3:.D3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4:.D3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5:.D35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36:.D36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37:.D37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8:.D38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9:.D3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40:.D4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1:.D41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42:.D42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3:.D43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4:.D4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5:.D45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46:.D46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47:.D47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8:.D48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9:.D49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0:.D5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1:.D51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2:.D5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3:.D53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54:.D54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5:.D55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6:.D5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7:.D5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58:.D58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9:.D5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0:.D6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61:.D6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2:.D6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3:.D6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64:.D64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65:.D65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6:.D66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67:.D6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8:.D6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9:.D6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0:.D7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MEDIAN([.A71:.D7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2:.D72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3:.D7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4:.D7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5:.D75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6:.D7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7:.D77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8:.D78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9:.D79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0:.D8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1:.D81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2:.D82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3:.D8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4:.D84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5:.D85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6:.D86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7:.D8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88:.D88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9:.D89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0:.D90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1:.D91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2:.D92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3:.D9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MEDIAN([.A94:.D94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5:.D95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96:.D96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7:.D97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MEDIAN([.A98:.D98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99:.D99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100:.D100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101:.D101])" office:value-type="float" office:value="89" calcext:value-type="float">
            <text:p>89</text:p>
          </table:table-cell>
          <table:table-cell table:number-columns-repeated="6"/>
        </table:table-row>
      </table:table>
      <table:table table:name="core-temps-1-1-plano" table:style-name="ta1">
        <table:shapes>
          <draw:frame draw:z-index="0" draw:style-name="gr1" draw:text-style-name="P1" svg:width="160mm" svg:height="90mm" svg:x="71.49mm" svg:y="27.09mm">
            <loext:p/>
            <draw:object draw:notify-on-update-of-ranges="'core-temps-1-1-plano'.E1:'core-temps-1-1-plano'.E1 'core-temps-1-1-plano'.E2:'core-temps-1-1-plano'.E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Encendido)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:.D2])" office:value-type="float" office:value="91.5" calcext:value-type="float">
            <text:p>91.5</text:p>
          </table:table-cell>
          <table:table-cell/>
          <table:table-cell table:formula="of:=MEDIAN([.A2:.A101])" office:value-type="float" office:value="89" calcext:value-type="float">
            <text:p>89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  <table:table-cell table:formula="of:=AVERAGE([.G2:.J2])"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:.D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:.D4])" office:value-type="float" office:value="91.5" calcext:value-type="float">
            <text:p>91.5</text:p>
          </table:table-cell>
          <table:table-cell/>
          <table:table-cell table:style-name="ce2" table:formula="of:=AVERAGE([.E2:.E100])" office:value-type="float" office:value="90.3080808080808" calcext:value-type="float">
            <text:p>90.30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:.D5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:.D6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:.D7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:.D8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:.D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0:.D1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11:.D11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2:.D12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3:.D1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4:.D14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5:.D1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6:.D1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7:.D17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8:.D1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formula="of:=MEDIAN([.A19:.D19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MEDIAN([.A20:.D20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1:.D21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2:.D2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3:.D23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24:.D24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5:.D25])" office:value-type="float" office:value="89.5" calcext:value-type="float">
            <text:p>89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26:.D26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27:.D2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28:.D28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9:.D2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30:.D30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1:.D31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32:.D32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3:.D3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4:.D3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35:.D35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36:.D36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7:.D37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8:.D38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9:.D39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0:.D4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1:.D4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2:.D42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3:.D4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44:.D44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5:.D45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6:.D46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7:.D47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48:.D48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49:.D49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0:.D5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MEDIAN([.A51:.D5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2:.D52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3:.D53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4:.D54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5:.D55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6:.D56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7:.D5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MEDIAN([.A58:.D58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59:.D59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0:.D60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1:.D61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2:.D6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MEDIAN([.A63:.D63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4:.D64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5:.D6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6:.D66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7:.D67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8:.D6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9:.D6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0:.D7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1:.D71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2:.D7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73:.D73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4:.D74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5:.D7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6:.D7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7:.D77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8:.D7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9:.D7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0:.D80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1:.D81])" office:value-type="float" office:value="88.5" calcext:value-type="float">
            <text:p>88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82:.D82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83:.D8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84:.D84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5:.D8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6:.D86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7:.D87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8:.D88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9:.D8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90:.D90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1:.D9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2:.D92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3:.D93])" office:value-type="float" office:value="91.5" calcext:value-type="float">
            <text:p>91.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4:.D94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5:.D95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96:.D96])"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97:.D97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8:.D9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9:.D99])" office:value-type="float" office:value="90.5" calcext:value-type="float">
            <text:p>90.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0:.D10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01:.D101])" office:value-type="float" office:value="90.5" calcext:value-type="float">
            <text:p>90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26:36.5891786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7:06.415533412</meta:creation-date>
    <meta:document-statistic meta:table-count="4" meta:cell-count="20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0.08cm" svg:y="4.201cm" style:legend-expansion="high" chart:style-name="ch3"/>
        <chart:plot-area chart:style-name="ch4" table:cell-range-address="'core-temps-0-0-plano'.E1:'core-temps-0-0-plano'.E101" chart:data-source-has-labels="row" svg:x="1.331cm" svg:y="1.275cm" svg:width="8.429cm" svg:height="6.565cm">
          <chartooo:coordinate-region svg:x="1.952cm" svg:y="1.474cm" svg:width="7.747cm" svg:height="5.574cm"/>
          <chart:axis chart:dimension="x" chart:name="primary-x" chart:style-name="ch5">
            <chart:title svg:x="3.741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0-0-plano'.E2:'core-temps-0-0-plano'.E101" chart:label-cell-address="'core-temps-0-0-plano'.E1:'core-temps-0-0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core-temps-0-0-plano'.E1:'core-temps-0-0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5">
                <text:p>91.5</text:p>
                <draw:g>
                  <svg:desc>'core-temps-0-0-plano'.E2:'core-temps-0-0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1.376cm" svg:y="4.002cm" style:legend-expansion="high" chart:style-name="ch3"/>
        <chart:plot-area chart:style-name="ch4" table:cell-range-address="'core-temps-0-1-plano'.E1:'core-temps-0-1-plano'.E101" chart:data-source-has-labels="row" svg:x="1.331cm" svg:y="1.275cm" svg:width="9.725cm" svg:height="6.565cm">
          <chartooo:coordinate-region svg:x="1.952cm" svg:y="1.474cm" svg:width="9.104cm" svg:height="5.574cm"/>
          <chart:axis chart:dimension="x" chart:name="primary-x" chart:style-name="ch5">
            <chart:title svg:x="4.389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0-1-plano'.E2:'core-temps-0-1-plano'.E101" chart:label-cell-address="'core-temps-0-1-plano'.E1:'core-temps-0-1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core-temps-0-1-plano'.E1:'core-temps-0-1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">
                <text:p>91</text:p>
                <draw:g>
                  <svg:desc>'core-temps-0-1-plano'.E2:'core-temps-0-1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1.376cm" svg:y="4.002cm" style:legend-expansion="high" chart:style-name="ch3"/>
        <chart:plot-area chart:style-name="ch4" table:cell-range-address="'core-temps-1-0-plano'.E1:'core-temps-1-0-plano'.E101" chart:data-source-has-labels="row" svg:x="1.331cm" svg:y="1.275cm" svg:width="9.725cm" svg:height="6.565cm">
          <chartooo:coordinate-region svg:x="1.952cm" svg:y="1.474cm" svg:width="9.104cm" svg:height="5.574cm"/>
          <chart:axis chart:dimension="x" chart:name="primary-x" chart:style-name="ch5">
            <chart:title svg:x="4.389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1-0-plano'.E2:'core-temps-1-0-plano'.E101" chart:label-cell-address="'core-temps-1-0-plano'.E1:'core-temps-1-0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core-temps-1-0-plano'.E1:'core-temps-1-0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core-temps-1-0-plano'.E2:'core-temps-1-0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1.112cm" svg:y="4.002cm" style:legend-expansion="high" chart:style-name="ch3"/>
        <chart:plot-area chart:style-name="ch4" table:cell-range-address="'core-temps-1-1-plano'.E1:'core-temps-1-1-plano'.E101" chart:data-source-has-labels="row" svg:x="1.331cm" svg:y="1.275cm" svg:width="9.461cm" svg:height="6.565cm">
          <chartooo:coordinate-region svg:x="1.952cm" svg:y="1.474cm" svg:width="8.84cm" svg:height="5.574cm"/>
          <chart:axis chart:dimension="x" chart:name="primary-x" chart:style-name="ch5">
            <chart:title svg:x="4.257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1-1-plano'.E2:'core-temps-1-1-plano'.E101" chart:label-cell-address="'core-temps-1-1-plano'.E1:'core-temps-1-1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core-temps-1-1-plano'.E1:'core-temps-1-1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5">
                <text:p>91.5</text:p>
                <draw:g>
                  <svg:desc>'core-temps-1-1-plano'.E2:'core-temps-1-1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